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1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opper thickness (mm)</text:p>
          </table:table-cell>
          <table:table-cell office:value-type="float" office:value="0.035">
            <text:p>0,035</text:p>
          </table:table-cell>
        </table:table-row>
        <table:table-row table:style-name="ro1">
          <table:table-cell office:value-type="string">
            <text:p>Specific resistance (ohm m)</text:p>
          </table:table-cell>
          <table:table-cell table:formula="of:=1.7*10^-8" office:value-type="float" office:value="0.000000017">
            <text:p>0,000000017</text:p>
          </table:table-cell>
        </table:table-row>
        <table:table-row table:style-name="ro1">
          <table:table-cell office:value-type="string">
            <text:p>Trace width (mm)</text:p>
          </table:table-cell>
          <table:table-cell office:value-type="float" office:value="0.65">
            <text:p>0,65</text:p>
          </table:table-cell>
        </table:table-row>
        <table:table-row table:style-name="ro1">
          <table:table-cell office:value-type="string">
            <text:p>Trace length (mm)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pacing (mm)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Number of traces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Board width (mm)</text:p>
          </table:table-cell>
          <table:table-cell table:formula="of:=[.B3]*[.B6]+[.B5]*([.B6]-1)" office:value-type="float" office:value="71.75">
            <text:p>71,75</text:p>
          </table:table-cell>
        </table:table-row>
        <table:table-row table:style-name="ro1">
          <table:table-cell office:value-type="string">
            <text:p>Total trace length (mm)</text:p>
          </table:table-cell>
          <table:table-cell table:formula="of:=[.B4]*[.B6]" office:value-type="float" office:value="4000">
            <text:p>4000</text:p>
          </table:table-cell>
        </table:table-row>
        <table:table-row table:style-name="ro1">
          <table:table-cell office:value-type="string">
            <text:p>Total resistance (ohm)</text:p>
          </table:table-cell>
          <table:table-cell table:formula="of:=([.B2]*([.B9]/1000))/([.B1]/1000)/([.B3]/1000)" office:value-type="float" office:value="2.98901098901099">
            <text:p>2,989010989</text:p>
          </table:table-cell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0">10.01.2023</text:date>, <text:time>20:36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0T20:15:15.74</meta:creation-date>
    <dc:date>2023-01-10T20:36:45.79</dc:date>
    <meta:editing-duration>PT6M9S</meta:editing-duration>
    <meta:editing-cycles>1</meta:editing-cycles>
    <meta:document-statistic meta:table-count="3" meta:cell-count="18" meta:object-count="0"/>
    <meta:generator>OpenOffice/4.1.6$Win32 OpenOffice.org_project/416m1$Build-9790</meta:generator>
  </office:meta>
</office:document-meta>
</file>